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fr" fo:country="FR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747cm" svg:height="1.27cm" svg:x="6.242cm" svg:y="4.556cm">
          <text:p text:style-name="P1"><text:span text:style-name="T1">Correction_command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115cm" svg:y1="4.556cm" svg:x2="10.115cm" svg:y2="4.556cm" draw:start-shape="id1" draw:end-shape="id1" svg:d="">
          <text:p/>
        </draw:connector>
        <draw:line draw:style-name="gr3" draw:text-style-name="P1" draw:layer="layout" svg:x1="13.862cm" svg:y1="5.826cm" svg:x2="13.862cm" svg:y2="4.556cm">
          <text:p/>
        </draw:line>
        <draw:line draw:style-name="gr3" draw:text-style-name="P1" draw:layer="layout" svg:x1="6.369cm" svg:y1="4.556cm" svg:x2="6.369cm" svg:y2="5.826cm">
          <text:p/>
        </draw:line>
        <draw:line draw:style-name="gr3" draw:text-style-name="P1" draw:layer="layout" svg:x1="10.052cm" svg:y1="5.826cm" svg:x2="10.052cm" svg:y2="6.334cm">
          <text:p/>
        </draw:line>
        <draw:custom-shape draw:style-name="gr4" draw:text-style-name="P2" xml:id="id5" draw:id="id5" draw:layer="layout" svg:width="7.747cm" svg:height="1.524cm" svg:x="6.207cm" svg:y="11.795cm">
          <text:p text:style-name="P1"><text:span text:style-name="T2">Supprétion des doublons</text:span></text:p>
          <text:p text:style-name="P1"><text:span text:style-name="T2">Et retourner 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461cm" svg:y1="11.795cm" svg:x2="6.461cm" svg:y2="13.319cm">
          <text:p/>
        </draw:line>
        <draw:line draw:style-name="gr3" draw:text-style-name="P1" draw:layer="layout" svg:x1="13.7cm" svg:y1="11.795cm" svg:x2="13.7cm" svg:y2="13.319cm">
          <text:p/>
        </draw:line>
        <draw:custom-shape draw:style-name="gr4" draw:text-style-name="P2" xml:id="id4" draw:id="id4" draw:layer="layout" svg:width="10.795cm" svg:height="1.524cm" svg:x="4.683cm" svg:y="6.334cm">
          <text:p text:style-name="P1"><text:span text:style-name="T2">Recuperation, correction et verification des command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3.429cm" svg:height="2.667cm" svg:x="8.366cm" svg:y="8.493cm">
          <text:p text:style-name="P3"><text:span text:style-name="T1">Doublon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4.318cm" svg:height="0.762cm" svg:x="1.127cm" svg:y="12.176cm">
          <text:p text:style-name="P1"><text:span text:style-name="T2">Retourné 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366cm" svg:y1="9.827cm" svg:x2="3.286cm" svg:y2="12.176cm" draw:start-shape="id2" draw:start-glue-point="5" draw:end-shape="id3" draw:end-glue-point="0" svg:d="m8366 9827h-5080v2349">
          <text:p/>
        </draw:connector>
        <draw:frame draw:style-name="gr7" draw:text-style-name="P5" draw:layer="layout" svg:width="1.397cm" svg:height="0.889cm" svg:x="7.223cm" svg:y="9.001cm">
          <draw:text-box>
            <text:p><text:span text:style-name="T3">non</text:span></text:p>
          </draw:text-box>
        </draw:frame>
        <draw:connector draw:style-name="gr6" draw:text-style-name="P1" draw:layer="layout" svg:x1="10.08cm" svg:y1="7.858cm" svg:x2="10.081cm" svg:y2="8.493cm" draw:start-shape="id4" draw:start-glue-point="2" draw:end-shape="id2" draw:end-glue-point="4" svg:d="m10080 7858v317h1v318">
          <text:p/>
        </draw:connector>
        <draw:frame draw:style-name="gr7" draw:text-style-name="P5" draw:layer="layout" svg:width="1.397cm" svg:height="1.275cm" svg:x="10.525cm" svg:y="10.901cm">
          <draw:text-box>
            <text:p><text:span text:style-name="T3">oui</text:span></text:p>
            <text:p><text:span text:style-name="T3"/></text:p>
          </draw:text-box>
        </draw:frame>
        <draw:connector draw:style-name="gr6" draw:text-style-name="P1" draw:layer="layout" svg:x1="10.081cm" svg:y1="11.16cm" svg:x2="10.08cm" svg:y2="11.795cm" draw:start-shape="id2" draw:start-glue-point="6" draw:end-shape="id5" draw:end-glue-point="0" svg:d="m10081 11160v318h-1v317">
          <text:p/>
        </draw:connector>
        <draw:custom-shape draw:style-name="gr1" draw:text-style-name="P2" xml:id="id6" draw:id="id6" draw:layer="layout" svg:width="7.747cm" svg:height="1.27cm" svg:x="6.207cm" svg:y="15.732cm">
          <text:p text:style-name="P1"><text:span text:style-name="T1">Fi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08cm" svg:y1="13.319cm" svg:x2="10.08cm" svg:y2="15.732cm" draw:start-shape="id5" draw:start-glue-point="2" draw:end-shape="id6" draw:end-glue-point="0" svg:d="m10080 13319v2413">
          <text:p/>
        </draw:connector>
        <draw:connector draw:style-name="gr6" draw:text-style-name="P1" draw:layer="layout" svg:x1="3.286cm" svg:y1="12.938cm" svg:x2="10.08cm" svg:y2="15.732cm" draw:start-shape="id3" draw:start-glue-point="2" draw:end-shape="id6" draw:end-glue-point="0" svg:d="m3286 12938v1397h6794v13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ISTI </meta:initial-creator>
    <meta:creation-date>2011-10-03T16:36:50</meta:creation-date>
    <dc:date>2011-10-10T07:58:18</dc:date>
    <dc:creator>el Sid</dc:creator>
    <meta:editing-duration>PT2H45M30S</meta:editing-duration>
    <meta:editing-cycles>4</meta:editing-cycles>
    <meta:generator>LibreOffice/3.3$Unix LibreOffice_project/330m19$Build-202</meta:generator>
    <meta:document-statistic meta:object-count="19"/>
  </office:meta>
</office:document-meta>
</file>